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pitch="variable"/>
    <style:font-face style:name="Noto Sans2" svg:font-family="'Noto Sans'" style:font-family-generic="system" style:font-pitch="variable"/>
    <style:font-face style:name="Noto Sans3" svg:font-family="'Noto Sans'" style:font-adornments="Negra" style:font-pitch="variable"/>
    <style:font-face style:name="Noto Sans4" svg:font-family="'Noto Sans'" style:font-adornments="Ligera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draw:fill="bitmap" draw:fill-image-name="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pr1" style:family="presentation" style:parent-style-name="Vivid-title">
      <style:graphic-properties/>
      <style:paragraph-properties style:writing-mode="lr-tb"/>
    </style:style>
    <style:style style:name="pr2" style:family="presentation" style:parent-style-name="Vivid-subtitle">
      <style:graphic-properties draw:auto-grow-height="true" fo:min-height="4.437cm"/>
      <style:paragraph-properties style:writing-mode="lr-tb"/>
    </style:style>
    <style:style style:name="pr3" style:family="presentation" style:parent-style-name="Vivid-notes">
      <style:graphic-properties draw:fill-color="#ffffff" draw:auto-grow-height="true" fo:min-height="12.464cm"/>
      <style:paragraph-properties style:writing-mode="lr-tb"/>
    </style:style>
    <style:style style:name="pr4" style:family="presentation" style:parent-style-name="Vivid1-title">
      <style:graphic-properties fo:min-height="3.25cm"/>
      <style:paragraph-properties style:writing-mode="lr-tb"/>
    </style:style>
    <style:style style:name="pr5" style:family="presentation" style:parent-style-name="Vivid1-outline1">
      <style:graphic-properties fo:min-height="13.25cm"/>
      <style:paragraph-properties style:writing-mode="lr-tb"/>
    </style:style>
    <style:style style:name="pr6" style:family="presentation" style:parent-style-name="Vivid1-notes">
      <style:graphic-properties draw:fill-color="#ffffff" draw:auto-grow-height="true" fo:min-height="12.464cm"/>
      <style:paragraph-properties style:writing-mode="lr-tb"/>
    </style:style>
    <style:style style:name="pr7" style:family="presentation" style:parent-style-name="Vivid2-title">
      <style:graphic-properties fo:min-height="2.751cm"/>
      <style:paragraph-properties style:writing-mode="lr-tb"/>
    </style:style>
    <style:style style:name="pr8" style:family="presentation" style:parent-style-name="Vivid2-outline1">
      <style:graphic-properties fo:min-height="11.251cm"/>
      <style:paragraph-properties style:writing-mode="lr-tb"/>
    </style:style>
    <style:style style:name="pr9" style:family="presentation" style:parent-style-name="Vivid2-notes">
      <style:graphic-properties draw:fill-color="#ffffff" draw:auto-grow-height="true" fo:min-height="12.464cm"/>
      <style:paragraph-properties style:writing-mode="lr-tb"/>
    </style:style>
    <style:style style:name="pr10" style:family="presentation" style:parent-style-name="Vivid2-notes">
      <style:graphic-properties draw:fill-color="#ffffff" fo:min-height="12.4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style:writing-mode="lr-tb"/>
      <style:text-properties fo:language="en" fo:country="US"/>
    </style:style>
    <style:style style:name="P3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hyphenate="false"/>
    </style:style>
    <style:style style:name="P4" style:family="paragraph">
      <style:paragraph-properties style:writing-mode="lr-tb"/>
      <style:text-properties fo:font-size="27pt" fo:language="en" fo:country="US"/>
    </style:style>
    <style:style style:name="P5" style:family="paragraph">
      <loext:graphic-properties draw:fill-color="#ffffff"/>
      <style:paragraph-properties style:writing-mode="lr-tb"/>
      <style:text-properties fo:font-size="18pt" fo:language="en" fo:country="US" style:font-size-asian="18pt" style:font-size-complex="18pt"/>
    </style:style>
    <style:style style:name="P6" style:family="paragraph">
      <style:paragraph-properties fo:margin-left="0cm" fo:margin-right="0cm" fo:margin-top="0cm" fo:margin-bottom="0.372cm" fo:text-indent="0cm"/>
      <style:text-properties style:use-window-font-color="true" loext:opacity="0%" style:text-outline="false" style:text-line-through-style="none" style:text-line-through-type="none" style:font-name="Noto Sans1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loext:graphic-properties draw:fill-color="#ffffff"/>
      <style:paragraph-properties style:writing-mode="lr-tb"/>
      <style:text-properties fo:font-size="20pt" fo:language="en" fo:country="US" style:font-size-asian="20pt" style:font-size-complex="20pt"/>
    </style:style>
    <style:style style:name="P8" style:family="paragraph">
      <loext:graphic-properties draw:fill-color="#ffffff"/>
    </style:style>
    <style:style style:name="P9" style:family="paragraph">
      <style:paragraph-properties fo:text-align="center"/>
    </style:style>
    <style:style style:name="T1" style:family="text">
      <style:text-properties fo:language="en" fo:country="US"/>
    </style:style>
    <style:style style:name="T2" style:family="text">
      <style:text-properties fo:font-size="27pt" fo:language="en" fo:country="US"/>
    </style:style>
    <style:style style:name="T3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font-style-name="Regular" style:font-charset="x-symbol" fo:color="#009eda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009eda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fo:color="#009eda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style-name="Regular" style:font-charset="x-symbol" fo:color="#009eda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04617b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4617b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4617b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4617b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4617b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4617b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4617b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4617b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4617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4617b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5cm" svg:height="9cm" svg:x="1.25cm" svg:y="0.75cm" presentation:class="title" presentation:user-transformed="true">
          <draw:text-box>
            <text:p text:style-name="P1"><text:span text:style-name="T1">Spontaneous Leptogenesis using Axions with Generic Couplings in Generic Realignment, Clockwork and Multiaxion models</text:span></text:p>
          </draw:text-box>
        </draw:frame>
        <draw:frame presentation:style-name="pr2" draw:text-style-name="P4" draw:layer="layout" svg:width="25cm" svg:height="4.437cm" svg:x="1.25cm" svg:y="10.75cm" presentation:class="subtitle" presentation:user-transformed="true">
          <draw:text-box>
            <text:p><text:span text:style-name="T2">Anna-Jana Rieß</text:span></text:p>
            <text:p text:style-name="P3"><text:span text:style-name="T2">Institute for Astrophysics</text:span></text:p>
            <text:p><text:span text:style-name="T2">Institute for Theoretical Physics</text:span></text:p>
            <text:p><text:span text:style-name="T2">University of Göttingen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" presentation:class="page"/>
          <draw:frame presentation:style-name="pr3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5.199cm" svg:height="2.63cm" svg:x="1.397cm" svg:y="0.252cm" presentation:class="title" presentation:user-transformed="true">
          <draw:text-box>
            <text:p><text:span text:style-name="T1">Agenda</text:span></text:p>
          </draw:text-box>
        </draw:frame>
        <draw:frame presentation:style-name="pr5" draw:text-style-name="P2" draw:layer="layout" svg:width="25.061cm" svg:height="9.716cm" svg:x="1.397cm" svg:y="4cm" presentation:class="outline" presentation:user-transformed="true">
          <draw:text-box>
            <text:list text:style-name="L2">
              <text:list-item>
                <text:p text:style-name="P6"><text:span text:style-name="T1">The mechanism:</text:span></text:p>
                <text:list>
                  <text:list-item>
                    <text:p><text:span text:style-name="T1">What is Baryogensis?</text:span></text:p>
                  </text:list-item>
                  <text:list-item>
                    <text:p><text:span text:style-name="T1">What is Spontaneous Baryogenesis?</text:span></text:p>
                  </text:list-item>
                </text:list>
              </text:list-item>
              <text:list-item>
                <text:p text:style-name="P6"><text:span text:style-name="T1">Model setup</text:span></text:p>
                <text:list>
                  <text:list-item>
                    <text:p><text:span text:style-name="T1">B-L violation</text:span></text:p>
                  </text:list-item>
                  <text:list-item>
                    <text:p><text:span text:style-name="T1">Background cosmology</text:span></text:p>
                  </text:list-item>
                  <text:list-item>
                    <text:p><text:span text:style-name="T1">Axion couplings</text:span></text:p>
                  </text:list-item>
                  <text:list-item>
                    <text:p><text:span text:style-name="T1">Axion models</text:span></text:p>
                  </text:list-item>
                </text:list>
              </text:list-item>
              <text:list-item>
                <text:p text:style-name="P6"><text:span text:style-name="T1">How do we compute the asymmetry?</text:span></text:p>
                <text:list>
                  <text:list-item>
                    <text:p><text:span text:style-name="T1">Transport equation for basis independence</text:span></text:p>
                  </text:list-item>
                </text:list>
              </text:list-item>
              <text:list-item>
                <text:p text:style-name="P6"><text:span text:style-name="T1">Results!</text:span></text:p>
              </text:list-item>
              <text:list-item>
                <text:p text:style-name="P6"><text:span text:style-name="T1">Conclusion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" presentation:class="page"/>
          <draw:frame presentation:style-name="pr6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3" draw:master-page-name="Vivid2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5cm" svg:height="2.75cm" svg:x="1.5cm" svg:y="0.75cm" presentation:class="title" presentation:user-transformed="true">
          <draw:text-box>
            <text:p text:style-name="P1">The Problem of Baryogenesis</text:p>
          </draw:text-box>
        </draw:frame>
        <draw:frame presentation:style-name="pr8" draw:text-style-name="P1" draw:layer="layout" svg:width="25cm" svg:height="11.25cm" svg:x="1.5cm" svg:y="4cm" presentation:class="outline">
          <draw:text-box>
            <text:list text:style-name="L3">
              <text:list-item>
                <text:p text:style-name="P1">Today: Universe is made up of matter not anti-matter</text:p>
              </text:list-item>
              <text:list-item>
                <text:p text:style-name="P1">Early universe: matter ~ antimatter</text:p>
              </text:list-item>
              <text:list-item>
                <text:p text:style-name="P1">Annihilation: matter anti-matter pairs converted into photons</text:p>
              </text:list-item>
              <text:list-item>
                <text:p text:style-name="P1">We know that B is a conserved quantity at lower energies.</text:p>
              </text:list-item>
              <text:list-item>
                <text:p text:style-name="P1">→ Small asymmetry in the early universe generated by some mechanism!</text:p>
              </text:list-item>
              <text:list-item>
                <text:p text:style-name="P1">Quantified by asymmetry parameter ??????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" presentation:class="page"/>
          <draw:frame presentation:style-name="pr9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3" draw:master-page-name="Vivid2" presentation:presentation-page-layout-name="AL2T1" presentation:use-date-time-name="dtd1">
        <office:forms form:automatic-focus="false" form:apply-design-mode="false"/>
        <draw:frame presentation:style-name="pr7" draw:layer="layout" svg:width="25cm" svg:height="2.75cm" svg:x="1.5cm" svg:y="0.75cm" presentation:class="title">
          <draw:text-box>
            <text:p>Spontanous Baryogenesis</text:p>
          </draw:text-box>
        </draw:frame>
        <draw:frame presentation:style-name="pr8" draw:layer="layout" svg:width="25cm" svg:height="11.25cm" svg:x="1.5cm" svg:y="4cm" presentation:class="outline">
          <draw:text-box>
            <text:list text:style-name="L3">
              <text:list-item>
                <text:p>Original mechanism proposed by ??? and ????</text:p>
              </text:list-item>
              <text:list-item>
                <text:p>Coupling of scalar field to B – L current</text:p>
              </text:list-item>
              <text:list-item>
                <text:p>Modification of chemical potential:</text:p>
              </text:list-item>
              <text:list-item>
                <text:p>Equilibrium abundance is modified: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4" presentation:class="page"/>
          <draw:frame presentation:style-name="pr10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3" draw:master-page-name="Vivid2" presentation:presentation-page-layout-name="AL2T1" presentation:use-date-time-name="dtd1">
        <office:forms form:automatic-focus="false" form:apply-design-mode="false"/>
        <draw:frame presentation:style-name="pr7" draw:layer="layout" svg:width="25cm" svg:height="2.75cm" svg:x="1.5cm" svg:y="0.75cm" presentation:class="title">
          <draw:text-box>
            <text:p>Spontanous Baryogenesis</text:p>
          </draw:text-box>
        </draw:frame>
        <draw:frame presentation:style-name="pr8" draw:layer="layout" svg:width="25cm" svg:height="11.25cm" svg:x="1.5cm" svg:y="4cm" presentation:class="outline">
          <draw:text-box>
            <text:list text:style-name="L3">
              <text:list-item>
                <text:p>More general mechanism described by ????? :</text:p>
              </text:list-item>
              <text:list-item>
                <text:p><text:span text:style-name="T3">Setup with the toy mode</text:span></text:p>
              </text:list-item>
              <text:list-item>
                <text:p><text:span text:style-name="T3">&lt;Picture from paper&gt;</text:span></text:p>
              </text:list-item>
            </text:list>
          </draw:text-box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5" presentation:class="page"/>
          <draw:frame presentation:style-name="pr10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3" draw:master-page-name="Vivid2" presentation:presentation-page-layout-name="AL2T1" presentation:use-date-time-name="dtd1">
        <office:forms form:automatic-focus="false" form:apply-design-mode="false"/>
        <draw:frame presentation:style-name="pr7" draw:layer="layout" svg:width="25cm" svg:height="2.75cm" svg:x="1.5cm" svg:y="0.75cm" presentation:class="title">
          <draw:text-box>
            <text:p>Our Model:</text:p>
          </draw:text-box>
        </draw:frame>
        <draw:frame presentation:style-name="pr8" draw:layer="layout" svg:width="25cm" svg:height="11.25cm" svg:x="1.5cm" svg:y="4cm" presentation:class="outline">
          <draw:text-box>
            <text:list text:style-name="L3">
              <text:list-item>
                <text:p>Leptogenesis</text:p>
              </text:list-item>
              <text:list-item>
                <text:p>Reheating</text:p>
              </text:list-item>
              <text:list-item>
                <text:p>Axion Couplings</text:p>
              </text:list-item>
              <text:list-item>
                <text:p>Axion Models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6" presentation:class="page"/>
          <draw:frame presentation:style-name="pr10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3" draw:master-page-name="Vivid2" presentation:presentation-page-layout-name="AL2T1" presentation:use-date-time-name="dtd1">
        <office:forms form:automatic-focus="false" form:apply-design-mode="false"/>
        <draw:frame presentation:style-name="pr7" draw:layer="layout" svg:width="25cm" svg:height="2.75cm" svg:x="1.5cm" svg:y="0.75cm" presentation:class="title">
          <draw:text-box>
            <text:p>Leptogenesis</text:p>
          </draw:text-box>
        </draw:frame>
        <draw:frame presentation:style-name="pr8" draw:layer="layout" svg:width="25cm" svg:height="11.25cm" svg:x="1.5cm" svg:y="4cm" presentation:class="outline" presentation:user-transformed="true">
          <draw:text-box>
            <text:list text:style-name="L3">
              <text:list-item>
                <text:p>Violation of B – L by heavy right handed neutrinos</text:p>
              </text:list-item>
              <text:list-item>
                <text:p>Effective Weinberg operator:</text:p>
              </text:list-item>
              <text:list-item>
                <text:p>Rate:</text:p>
              </text:list-item>
              <text:list-item>
                <text:p>Converted to B by SM Sphalerons</text:p>
              </text:list-item>
              <text:list-item>
                <text:p>Freeze-in temperature ~ 10^12 GeV</text:p>
              </text:list-item>
              <text:list-item>
                <text:p>&lt;picture of feynman diagram for eff weinberg op&gt;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7" presentation:class="page"/>
          <draw:frame presentation:style-name="pr10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3" draw:master-page-name="Vivid2" presentation:presentation-page-layout-name="AL2T1" presentation:use-date-time-name="dtd1">
        <office:forms form:automatic-focus="false" form:apply-design-mode="false"/>
        <draw:frame presentation:style-name="pr7" draw:layer="layout" svg:width="25cm" svg:height="2.75cm" svg:x="1.5cm" svg:y="0.75cm" presentation:class="title" presentation:user-transformed="true">
          <draw:text-box>
            <text:p>Reheating</text:p>
          </draw:text-box>
        </draw:frame>
        <draw:frame presentation:style-name="pr8" draw:layer="layout" svg:width="25cm" svg:height="11.25cm" svg:x="1.5cm" svg:y="4cm" presentation:class="outline">
          <draw:text-box>
            <text:list text:style-name="L3">
              <text:list-item>
                <text:p>Need high temperatures for this mechanism</text:p>
              </text:list-item>
              <text:list-item>
                <text:p>Epoch after the end of inflations at H_inf ????</text:p>
              </text:list-item>
              <text:list-item>
                <text:p>Inflaton field decays with decay rate ??? into SM particles</text:p>
              </text:list-item>
              <text:list-item>
                <text:p>Reheating temperature reached: T_RH = ?????</text:p>
              </text:list-item>
              <text:list-item>
                <text:p>&lt;picture of temeprature during reheating&gt;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8" presentation:class="page"/>
          <draw:frame presentation:style-name="pr10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9" draw:style-name="dp3" draw:master-page-name="Vivid2" presentation:presentation-page-layout-name="AL2T1" presentation:use-date-time-name="dtd1">
        <office:forms form:automatic-focus="false" form:apply-design-mode="false"/>
        <draw:frame presentation:style-name="pr7" draw:layer="layout" svg:width="25cm" svg:height="2.75cm" svg:x="1.5cm" svg:y="0.75cm" presentation:class="title">
          <draw:text-box>
            <text:p>Axion Couplings</text:p>
          </draw:text-box>
        </draw:frame>
        <draw:frame presentation:style-name="pr8" draw:layer="layout" svg:width="25cm" svg:height="11.25cm" svg:x="1.5cm" svg:y="4cm" presentation:class="outline">
          <draw:text-box>
            <text:list text:style-name="L3">
              <text:list-item>
                <text:p>Shift symmetric</text:p>
              </text:list-item>
              <text:list-item>
                <text:p>Coupling to weak sphaleron:</text:p>
              </text:list-item>
              <text:list-item>
                <text:p>Coupling to B – L current:</text:p>
              </text:list-item>
              <text:list-item>
                <text:p>Coupling strong sphaleron: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9" presentation:class="page"/>
          <draw:frame presentation:style-name="pr10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0" draw:style-name="dp3" draw:master-page-name="Vivid2" presentation:presentation-page-layout-name="AL2T1" presentation:use-date-time-name="dtd1">
        <office:forms form:automatic-focus="false" form:apply-design-mode="false"/>
        <draw:frame presentation:style-name="pr7" draw:layer="layout" svg:width="25cm" svg:height="2.75cm" svg:x="1.5cm" svg:y="0.75cm" presentation:class="title">
          <draw:text-box>
            <text:p>Axion Models</text:p>
          </draw:text-box>
        </draw:frame>
        <draw:frame presentation:style-name="pr8" draw:layer="layout" svg:width="25cm" svg:height="11.25cm" svg:x="1.5cm" svg:y="4cm" presentation:class="outline">
          <draw:text-box>
            <text:list text:style-name="L3">
              <text:list-item>
                <text:p>Generic Realignment Axion Like Particle</text:p>
              </text:list-item>
              <text:list-item>
                <text:p>Clockwork Axion</text:p>
              </text:list-item>
              <text:list-item>
                <text:p>Multi Axions? (not in the talk, ask me later if you are interested)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0" presentation:class="page"/>
          <draw:frame presentation:style-name="pr10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1" draw:style-name="dp3" draw:master-page-name="Vivid2" presentation:presentation-page-layout-name="AL2T1" presentation:use-date-time-name="dtd1">
        <office:forms form:automatic-focus="false" form:apply-design-mode="false"/>
        <draw:frame presentation:style-name="pr7" draw:layer="layout" svg:width="25cm" svg:height="2.75cm" svg:x="1.5cm" svg:y="0.75cm" presentation:class="title" presentation:user-transformed="true">
          <draw:text-box>
            <text:p>Axion Model: Generic Realignment</text:p>
          </draw:text-box>
        </draw:frame>
        <draw:frame presentation:style-name="pr8" draw:layer="layout" svg:width="25cm" svg:height="11.25cm" svg:x="1.5cm" svg:y="4cm" presentation:class="outline">
          <draw:text-box>
            <text:list text:style-name="L3">
              <text:list-item>
                <text:p>Lagrangian: L = 0.5 (partial phi)^2 – 0.5 m_a^2 phi^2</text:p>
              </text:list-item>
              <text:list-item>
                <text:p>Generates field velocity at 3 H = m_a </text:p>
              </text:list-item>
              <text:list-item>
                <text:p>&lt;picture of realignment field&gt;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1" presentation:class="page"/>
          <draw:frame presentation:style-name="pr10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2" draw:style-name="dp3" draw:master-page-name="Vivid2" presentation:presentation-page-layout-name="AL2T1" presentation:use-date-time-name="dtd1">
        <office:forms form:automatic-focus="false" form:apply-design-mode="false"/>
        <draw:frame presentation:style-name="pr7" draw:layer="layout" svg:width="25cm" svg:height="2.75cm" svg:x="1.5cm" svg:y="0.75cm" presentation:class="title">
          <draw:text-box>
            <text:p>Axion Model: Clockwork Axion</text:p>
          </draw:text-box>
        </draw:frame>
        <draw:frame presentation:style-name="pr8" draw:layer="layout" svg:width="25cm" svg:height="11.25cm" svg:x="1.5cm" svg:y="4cm" presentation:class="outline" presentation:user-transformed="true">
          <draw:text-box>
            <text:list text:style-name="L3">
              <text:list-item>
                <text:p>From discrete clockwork model: </text:p>
              </text:list-item>
              <text:list-item>
                <text:p>… to continous model:</text:p>
              </text:list-item>
              <text:list-item>
                <text:p>Four-dim. Mass-less model generates axion:</text:p>
                <text:p/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2" presentation:class="page"/>
          <draw:frame presentation:style-name="pr10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3" draw:style-name="dp3" draw:master-page-name="Vivid2" presentation:presentation-page-layout-name="AL2T1" presentation:use-date-time-name="dtd1">
        <office:forms form:automatic-focus="false" form:apply-design-mode="false"/>
        <draw:frame presentation:style-name="pr7" draw:layer="layout" svg:width="25cm" svg:height="2.75cm" svg:x="1.5cm" svg:y="0.75cm" presentation:class="title">
          <draw:text-box>
            <text:p>Axion Model: Clockwork Axion</text:p>
          </draw:text-box>
        </draw:frame>
        <draw:frame presentation:style-name="pr8" draw:layer="layout" svg:width="25cm" svg:height="11.25cm" svg:x="1.5cm" svg:y="4cm" presentation:class="outline" presentation:user-transformed="true">
          <draw:text-box>
            <text:list text:style-name="L3">
              <text:list-item>
                <text:p>Modified potential for canonical field:</text:p>
              </text:list-item>
              <text:list-item>
                <text:p>&lt;plot of modified potential&gt;</text:p>
                <text:p/>
                <text:p/>
              </text:list-item>
            </text:list>
          </draw:text-box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3" presentation:class="page"/>
          <draw:frame presentation:style-name="pr10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4" draw:style-name="dp3" draw:master-page-name="Vivid2" presentation:presentation-page-layout-name="AL2T1" presentation:use-date-time-name="dtd1">
        <office:forms form:automatic-focus="false" form:apply-design-mode="false"/>
        <draw:frame presentation:style-name="pr7" draw:layer="layout" svg:width="25cm" svg:height="2.75cm" svg:x="1.5cm" svg:y="0.75cm" presentation:class="title">
          <draw:text-box>
            <text:p>Axion Model: Clockwork Axion</text:p>
          </draw:text-box>
        </draw:frame>
        <draw:frame presentation:style-name="pr8" draw:layer="layout" svg:width="25cm" svg:height="11.25cm" svg:x="1.5cm" svg:y="4cm" presentation:class="outline" presentation:user-transformed="true">
          <draw:text-box>
            <text:list text:style-name="L3">
              <text:list-item>
                <text:p>Leads to tracking dynamics: density parameter conserved → relic density can explain dark matter!</text:p>
              </text:list-item>
              <text:list-item>
                <text:p>Axion stable b.c. of reduced mass,couplings and decay rate </text:p>
              </text:list-item>
              <text:list-item>
                <text:p>&lt;plot of cw axion field trajectory&gt;</text:p>
                <text:p/>
                <text:p/>
              </text:list-item>
            </text:list>
          </draw:text-box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4" presentation:class="page"/>
          <draw:frame presentation:style-name="pr10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5" draw:style-name="dp3" draw:master-page-name="Vivid2" presentation:presentation-page-layout-name="AL2T1" presentation:use-date-time-name="dtd1">
        <office:forms form:automatic-focus="false" form:apply-design-mode="false"/>
        <draw:frame presentation:style-name="pr7" draw:layer="layout" svg:width="25cm" svg:height="2.75cm" svg:x="1.5cm" svg:y="0.75cm" presentation:class="title">
          <draw:text-box>
            <text:p>How do we compute the asymmetry?</text:p>
          </draw:text-box>
        </draw:frame>
        <draw:frame presentation:style-name="pr8" draw:layer="layout" svg:width="25cm" svg:height="11.25cm" svg:x="1.5cm" svg:y="4cm" presentation:class="outline" presentation:placeholder="true" presentation:user-transformed="true">
          <draw:text-box/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5" presentation:class="page"/>
          <draw:frame presentation:style-name="pr10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6" draw:style-name="dp3" draw:master-page-name="Vivid2" presentation:presentation-page-layout-name="AL2T1" presentation:use-date-time-name="dtd1">
        <office:forms form:automatic-focus="false" form:apply-design-mode="false"/>
        <draw:frame presentation:style-name="pr7" draw:layer="layout" svg:width="25cm" svg:height="2.75cm" svg:x="1.5cm" svg:y="0.75cm" presentation:class="title">
          <draw:text-box>
            <text:p>How do we compute the asymmetry?</text:p>
          </draw:text-box>
        </draw:frame>
        <draw:frame presentation:style-name="pr8" draw:layer="layout" svg:width="25cm" svg:height="11.25cm" svg:x="1.5cm" svg:y="4cm" presentation:class="outline">
          <draw:text-box>
            <text:list text:style-name="L3">
              <text:list-item>
                <text:p>Naive Approch using Boltzman equations:</text:p>
              </text:list-item>
              <text:list-item>
                <text:p/>
              </text:list-item>
              <text:list-item>
                <text:p>Problem: depends on field basis. Coupling to sphaleron requires rotating fields from sphaleron to current → rate of Weinberg operator changes!</text:p>
              </text:list-item>
              <text:list-item>
                <text:p>Results in the literature incorrect e.g. ref ???? (ref. ????)</text:p>
              </text:list-item>
            </text:list>
          </draw:text-box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6" presentation:class="page"/>
          <draw:frame presentation:style-name="pr10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7" draw:style-name="dp3" draw:master-page-name="Vivid2" presentation:presentation-page-layout-name="AL2T1" presentation:use-date-time-name="dtd1">
        <office:forms form:automatic-focus="false" form:apply-design-mode="false"/>
        <draw:frame presentation:style-name="pr7" draw:layer="layout" svg:width="25cm" svg:height="2.75cm" svg:x="1.5cm" svg:y="0.75cm" presentation:class="title">
          <draw:text-box>
            <text:p>How do we compute the asymmetry?</text:p>
          </draw:text-box>
        </draw:frame>
        <draw:frame presentation:style-name="pr8" draw:layer="layout" svg:width="25cm" svg:height="11.25cm" svg:x="1.5cm" svg:y="4cm" presentation:class="outline">
          <draw:text-box>
            <text:list text:style-name="L3">
              <text:list-header>
                <text:p>→ Transport Equation for charges which is invariant of the field basis used</text:p>
              </text:list-header>
            </text:list>
          </draw:text-box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7" presentation:class="page"/>
          <draw:frame presentation:style-name="pr10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8" draw:style-name="dp3" draw:master-page-name="Vivid2" presentation:presentation-page-layout-name="AL2T1" presentation:use-date-time-name="dtd1">
        <office:forms form:automatic-focus="false" form:apply-design-mode="false"/>
        <draw:frame presentation:style-name="pr7" draw:layer="layout" svg:width="25cm" svg:height="2.75cm" svg:x="1.5cm" svg:y="0.75cm" presentation:class="title">
          <draw:text-box>
            <text:p>How do we compute the asymmetry?</text:p>
          </draw:text-box>
        </draw:frame>
        <draw:frame presentation:style-name="pr8" draw:layer="layout" svg:width="25cm" svg:height="11.25cm" svg:x="1.5cm" svg:y="4cm" presentation:class="outline" presentation:user-transformed="true">
          <draw:text-box>
            <text:list text:style-name="L3">
              <text:list-item>
                <text:p>Linear Response Theory</text:p>
              </text:list-item>
              <text:list-item>
                <text:p>Applied to chemical potentials ...</text:p>
              </text:list-item>
              <text:list-item>
                <text:p>.. and classical axion field</text:p>
              </text:list-item>
            </text:list>
          </draw:text-box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8" presentation:class="page"/>
          <draw:frame presentation:style-name="pr10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9" draw:style-name="dp3" draw:master-page-name="Vivid2" presentation:presentation-page-layout-name="AL2T1" presentation:use-date-time-name="dtd1">
        <office:forms form:automatic-focus="false" form:apply-design-mode="false"/>
        <draw:frame presentation:style-name="pr7" draw:layer="layout" svg:width="25cm" svg:height="2.75cm" svg:x="1.5cm" svg:y="0.75cm" presentation:class="title">
          <draw:text-box>
            <text:p>How do we compute the asymmetry?</text:p>
          </draw:text-box>
        </draw:frame>
        <draw:frame presentation:style-name="pr8" draw:layer="layout" svg:width="25cm" svg:height="11.25cm" svg:x="1.5cm" svg:y="4cm" presentation:class="outline" presentation:user-transformed="true">
          <draw:text-box>
            <text:list text:style-name="L3">
              <text:list-item>
                <text:p>Kudo-Formula:</text:p>
              </text:list-item>
              <text:list-item>
                <text:p>Pertubation Hamiltonian from chemical potentials:</text:p>
              </text:list-item>
              <text:list-item>
                <text:p>Pertubation Hamiltonian from classical axion field:</text:p>
              </text:list-item>
            </text:list>
          </draw:text-box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9" presentation:class="page"/>
          <draw:frame presentation:style-name="pr10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0" draw:style-name="dp3" draw:master-page-name="Vivid2" presentation:presentation-page-layout-name="AL2T1" presentation:use-date-time-name="dtd1">
        <office:forms form:automatic-focus="false" form:apply-design-mode="false"/>
        <draw:frame presentation:style-name="pr7" draw:layer="layout" svg:width="25cm" svg:height="2.75cm" svg:x="1.5cm" svg:y="0.75cm" presentation:class="title" presentation:user-transformed="true">
          <draw:text-box>
            <text:p>How do we compute the aymmetry?</text:p>
          </draw:text-box>
        </draw:frame>
        <draw:frame presentation:style-name="pr8" draw:layer="layout" svg:width="25cm" svg:height="11.25cm" svg:x="1.5cm" svg:y="4cm" presentation:class="outline">
          <draw:text-box>
            <text:list text:style-name="L3">
              <text:list-item>
                <text:p>Final result (on FLRW background):</text:p>
                <text:p/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20" presentation:class="page"/>
          <draw:frame presentation:style-name="pr10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1" draw:style-name="dp3" draw:master-page-name="Vivid2" presentation:presentation-page-layout-name="AL2T1" presentation:use-date-time-name="dtd1">
        <office:forms form:automatic-focus="false" form:apply-design-mode="false"/>
        <draw:frame presentation:style-name="pr7" draw:layer="layout" svg:width="25cm" svg:height="2.75cm" svg:x="1.5cm" svg:y="0.75cm" presentation:class="title" presentation:user-transformed="true">
          <draw:text-box>
            <text:p>How do we compute the aymmetry?</text:p>
          </draw:text-box>
        </draw:frame>
        <draw:frame presentation:style-name="pr8" draw:layer="layout" svg:width="25cm" svg:height="11.25cm" svg:x="1.5cm" svg:y="4cm" presentation:class="outline">
          <draw:text-box>
            <text:list text:style-name="L3">
              <text:list-item>
                <text:p>Charges used:</text:p>
                <text:p/>
              </text:list-item>
            </text:list>
          </draw:text-box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21" presentation:class="page"/>
          <draw:frame presentation:style-name="pr10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2" draw:style-name="dp3" draw:master-page-name="Vivid2" presentation:presentation-page-layout-name="AL2T1" presentation:use-date-time-name="dtd1">
        <office:forms form:automatic-focus="false" form:apply-design-mode="false"/>
        <draw:frame presentation:style-name="pr7" draw:layer="layout" svg:width="25cm" svg:height="2.75cm" svg:x="1.5cm" svg:y="0.75cm" presentation:class="title" presentation:user-transformed="true">
          <draw:text-box>
            <text:p>How do we compute the aymmetry?</text:p>
          </draw:text-box>
        </draw:frame>
        <draw:frame presentation:style-name="pr8" draw:layer="layout" svg:width="25cm" svg:height="11.25cm" svg:x="1.5cm" svg:y="4cm" presentation:class="outline">
          <draw:text-box>
            <text:list text:style-name="L3">
              <text:list-item>
                <text:p>Interactions:</text:p>
                <text:p/>
              </text:list-item>
            </text:list>
          </draw:text-box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22" presentation:class="page"/>
          <draw:frame presentation:style-name="pr10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3" draw:style-name="dp3" draw:master-page-name="Vivid2" presentation:presentation-page-layout-name="AL2T1" presentation:use-date-time-name="dtd1">
        <office:forms form:automatic-focus="false" form:apply-design-mode="false"/>
        <draw:frame presentation:style-name="pr7" draw:layer="layout" svg:width="25cm" svg:height="2.75cm" svg:x="1.5cm" svg:y="0.75cm" presentation:class="title" presentation:user-transformed="true">
          <draw:text-box>
            <text:p>Results: Realignment</text:p>
          </draw:text-box>
        </draw:frame>
        <draw:frame presentation:style-name="pr8" draw:layer="layout" svg:width="25cm" svg:height="11.25cm" svg:x="1.5cm" svg:y="4cm" presentation:class="outline">
          <draw:text-box>
            <text:list text:style-name="L3">
              <text:list-item>
                <text:p>&lt;plot of result for fixed f_a&gt;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23" presentation:class="page"/>
          <draw:frame presentation:style-name="pr10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4" draw:style-name="dp3" draw:master-page-name="Vivid2" presentation:presentation-page-layout-name="AL2T1" presentation:use-date-time-name="dtd1">
        <office:forms form:automatic-focus="false" form:apply-design-mode="false"/>
        <draw:frame presentation:style-name="pr7" draw:layer="layout" svg:width="25cm" svg:height="2.75cm" svg:x="1.5cm" svg:y="0.75cm" presentation:class="title" presentation:user-transformed="true">
          <draw:text-box>
            <text:p>Results: Realignment</text:p>
          </draw:text-box>
        </draw:frame>
        <draw:frame presentation:style-name="pr8" draw:layer="layout" svg:width="25cm" svg:height="11.25cm" svg:x="1.5cm" svg:y="4cm" presentation:class="outline">
          <draw:text-box>
            <text:list text:style-name="L3">
              <text:list-item>
                <text:p>&lt;plot of correct curves for different f_a&gt;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24" presentation:class="page"/>
          <draw:frame presentation:style-name="pr10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5" draw:style-name="dp3" draw:master-page-name="Vivid2" presentation:presentation-page-layout-name="AL2T1" presentation:use-date-time-name="dtd1">
        <office:forms form:automatic-focus="false" form:apply-design-mode="false"/>
        <draw:frame presentation:style-name="pr7" draw:layer="layout" svg:width="25cm" svg:height="2.75cm" svg:x="1.5cm" svg:y="0.75cm" presentation:class="title" presentation:user-transformed="true">
          <draw:text-box>
            <text:p>Results: Realignment</text:p>
          </draw:text-box>
        </draw:frame>
        <draw:frame presentation:style-name="pr8" draw:layer="layout" svg:width="25cm" svg:height="11.25cm" svg:x="1.5cm" svg:y="4cm" presentation:class="outline">
          <draw:text-box>
            <text:list text:style-name="L3">
              <text:list-item>
                <text:p>At some f_a we find the lowest possible m_a and Gamma_inf values:</text:p>
                <text:p>&lt;table of results&gt;</text:p>
              </text:list-item>
            </text:list>
          </draw:text-box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25" presentation:class="page"/>
          <draw:frame presentation:style-name="pr10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6" draw:style-name="dp3" draw:master-page-name="Vivid2" presentation:presentation-page-layout-name="AL2T1" presentation:use-date-time-name="dtd1">
        <office:forms form:automatic-focus="false" form:apply-design-mode="false"/>
        <draw:frame presentation:style-name="pr7" draw:layer="layout" svg:width="25cm" svg:height="2.75cm" svg:x="1.5cm" svg:y="0.75cm" presentation:class="title">
          <draw:text-box>
            <text:p>Results: Clockwork axion:</text:p>
          </draw:text-box>
        </draw:frame>
        <draw:frame presentation:style-name="pr8" draw:layer="layout" svg:width="25cm" svg:height="11.25cm" svg:x="1.5cm" svg:y="4cm" presentation:class="outline">
          <draw:text-box>
            <text:list text:style-name="L3">
              <text:list-item>
                <text:p>&lt;Plots of m_phi vs mR&gt;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26" presentation:class="page"/>
          <draw:frame presentation:style-name="pr10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7" draw:style-name="dp3" draw:master-page-name="Vivid2" presentation:presentation-page-layout-name="AL2T1" presentation:use-date-time-name="dtd1">
        <office:forms form:automatic-focus="false" form:apply-design-mode="false"/>
        <draw:frame presentation:style-name="pr7" draw:layer="layout" svg:width="25cm" svg:height="2.75cm" svg:x="1.5cm" svg:y="0.75cm" presentation:class="title">
          <draw:text-box>
            <text:p>Results: Clockwork axion:</text:p>
          </draw:text-box>
        </draw:frame>
        <draw:frame presentation:style-name="pr8" draw:layer="layout" svg:width="25cm" svg:height="11.25cm" svg:x="1.5cm" svg:y="4cm" presentation:class="outline">
          <draw:text-box>
            <text:list text:style-name="L3">
              <text:list-item>
                <text:p>&lt;Plots of m_phi vs Gamma_inf&gt;</text:p>
              </text:list-item>
            </text:list>
          </draw:text-box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27" presentation:class="page"/>
          <draw:frame presentation:style-name="pr10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8" draw:style-name="dp3" draw:master-page-name="Vivid2" presentation:presentation-page-layout-name="AL2T1" presentation:use-date-time-name="dtd1">
        <office:forms form:automatic-focus="false" form:apply-design-mode="false"/>
        <draw:frame presentation:style-name="pr7" draw:layer="layout" svg:width="25cm" svg:height="2.75cm" svg:x="1.5cm" svg:y="0.75cm" presentation:class="title" presentation:user-transformed="true">
          <draw:text-box>
            <text:p>Conclusion:</text:p>
          </draw:text-box>
        </draw:frame>
        <draw:frame presentation:style-name="pr8" draw:layer="layout" svg:width="25cm" svg:height="11.25cm" svg:x="1.5cm" svg:y="4cm" presentation:class="outline">
          <draw:text-box>
            <text:list text:style-name="L3">
              <text:list-item>
                <text:p>We found that: the two axion models with different couplings could both generate the BAU in large parts of the parameter-space</text:p>
              </text:list-item>
              <text:list-item>
                <text:p>Various modifications possible!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28" presentation:class="page"/>
          <draw:frame presentation:style-name="pr10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9" draw:style-name="dp3" draw:master-page-name="Vivid2" presentation:presentation-page-layout-name="AL2T1" presentation:use-date-time-name="dtd1">
        <office:forms form:automatic-focus="false" form:apply-design-mode="false"/>
        <draw:frame presentation:style-name="pr7" draw:layer="layout" svg:width="25cm" svg:height="2.75cm" svg:x="1.5cm" svg:y="0.75cm" presentation:class="title">
          <draw:text-box>
            <text:p>Questions?</text:p>
          </draw:text-box>
        </draw:frame>
        <draw:frame presentation:style-name="pr8" draw:text-style-name="P9" draw:layer="layout" svg:width="25cm" svg:height="11.25cm" svg:x="1.5cm" svg:y="4cm" presentation:class="outline">
          <draw:text-box>
            <text:list text:style-name="L3">
              <text:list-header>
                <text:p text:style-name="P9"/>
                <text:p text:style-name="P9"/>
                <text:p text:style-name="P9"/>
                <text:p text:style-name="P9">Thank you for your attention!</text:p>
              </text:list-header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29" presentation:class="page"/>
          <draw:frame presentation:style-name="pr10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0" draw:style-name="dp3" draw:master-page-name="Vivid2" presentation:presentation-page-layout-name="AL2T1" presentation:use-date-time-name="dtd1">
        <office:forms form:automatic-focus="false" form:apply-design-mode="false"/>
        <draw:frame presentation:style-name="pr7" draw:layer="layout" svg:width="25cm" svg:height="2.75cm" svg:x="1.5cm" svg:y="0.75cm" presentation:class="title">
          <draw:text-box>
            <text:p>Backup Slides</text:p>
          </draw:text-box>
        </draw:frame>
        <draw:frame presentation:style-name="pr8" draw:layer="layout" svg:width="25cm" svg:height="11.25cm" svg:x="1.5cm" svg:y="4cm" presentation:class="outline">
          <draw:text-box>
            <text:list text:style-name="L3">
              <text:list-item>
                <text:p>????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30" presentation:class="page"/>
          <draw:frame presentation:style-name="pr10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pitch="variable"/>
    <style:font-face style:name="Noto Sans2" svg:font-family="'Noto Sans'" style:font-family-generic="system" style:font-pitch="variable"/>
    <style:font-face style:name="Noto Sans3" svg:font-family="'Noto Sans'" style:font-adornments="Negra" style:font-pitch="variable"/>
    <style:font-face style:name="Noto Sans4" svg:font-family="'Noto Sans'" style:font-adornments="Ligera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6" draw:display-name="Hatching 6" draw:style="double" draw:color="#3465a4" draw:distance="0.15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Noto Sans1" fo:font-size="24pt" fo:language="de" fo:country="A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f49100" draw:marker-start-width="0.28cm" draw:marker-start-center="false" draw:marker-end-width="0.28cm" draw:marker-end-center="false" draw:fill="solid" draw:fill-color="#009eda" draw:fill-hatch-solid="true" draw:fill-image-width="0cm" draw:fill-image-height="0cm" draw:textarea-horizontal-align="justify" draw:textarea-vertical-align="middle" draw:auto-grow-height="false" fo:padding-top="0.1cm" fo:padding-bottom="0.1cm" fo:padding-left="0.1cm" fo:padding-right="0.1cm" draw:shadow="hidden" draw:shadow-offset-x="0cm" draw:shadow-offset-y="0.03cm" draw:shadow-color="#f491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Noto Sans1" fo:font-family="'Noto Sans'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05cm" svg:stroke-color="#008ac2" draw:marker-start-width="0.29cm" draw:marker-end-width="0.29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hadow="hidden" draw:shadow-offset-x="0cm" draw:shadow-offset-y="-0.2cm" draw:shadow-color="#f49100"/>
    </style:style>
    <style:style style:name="Accent_20_1" style:display-name="Accent 1" style:family="graphic" style:parent-style-name="Accent">
      <style:graphic-properties draw:stroke="none" draw:fill="hatch" draw:fill-color="#009eda" draw:fill-hatch-name="Hatching_20_6" draw:fill-hatch-solid="true" draw:shadow="visible" draw:shadow-offset-y="0.03cm"/>
    </style:style>
    <style:style style:name="Accent_20_2" style:display-name="Accent 2" style:family="graphic" style:parent-style-name="Accent">
      <style:graphic-properties draw:fill="solid" draw:fill-color="#008ac2"/>
    </style:style>
    <style:style style:name="Accent_20_3" style:display-name="Accent 3" style:family="graphic" style:parent-style-name="Accent"/>
    <style:style style:name="Vivid-background" style:family="presentation">
      <style:graphic-properties draw:stroke="none" draw:fill="none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loext:opacity="100%" style:font-name="Noto Sans1" fo:font-family="'Noto Sans'" style:font-pitch="variable" fo:font-size="24pt" style:letter-kerning="true" style:font-size-asian="24pt" style:font-size-complex="24pt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2" fo:font-family="'Noto Sans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326cm" fo:text-indent="0cm"/>
      <style:text-properties fo:color="#dbf5f9" loext:opacity="100%" style:text-outline="false" style:text-line-through-style="none" style:text-line-through-type="none" style:font-name="Noto Sans1" fo:font-family="'Noto Sans'" style:font-pitch="variable" fo:font-size="21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297cm" fo:text-indent="0cm"/>
      <style:text-properties fo:font-size="16.5pt" style:font-size-asian="22pt" style:font-size-complex="22pt"/>
    </style:style>
    <style:style style:name="Vivid-outline3" style:family="presentation" style:parent-style-name="Vivid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-outline4" style:family="presentation" style:parent-style-name="Vivid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Vivid-outline5" style:family="presentation" style:parent-style-name="Vivid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6" style:family="presentation" style:parent-style-name="Vivid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7" style:family="presentation" style:parent-style-name="Vivid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8" style:family="presentation" style:parent-style-name="Vivid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9" style:family="presentation" style:parent-style-name="Vivid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loext:opacity="100%" style:text-outline="false" style:text-line-through-style="none" style:text-line-through-type="none" style:text-position="0% 100%" style:font-name="Noto Sans1" fo:font-family="'Noto Sans'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loext:opacity="100%" style:text-outline="false" style:text-line-through-style="none" style:text-line-through-type="none" style:text-position="0% 100%" style:font-name="Noto Sans4" fo:font-family="'Noto Sans'" style:font-style-name="Ligera" style:font-pitch="variable" fo:font-size="6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font-size-asian="80pt" style:font-style-asian="normal" style:font-weight-asian="250" style:font-size-complex="80pt" style:font-style-complex="normal" style:font-weight-complex="250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Noto Sans1" fo:font-family="'Noto Sans'" style:font-pitch="variable" fo:font-size="24pt" style:letter-kerning="true" style:font-size-asian="24pt" style:font-size-complex="24pt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2" fo:font-family="'Noto Sans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009eda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009eda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style:use-window-font-color="true" loext:opacity="0%" style:text-outline="false" style:text-line-through-style="none" style:text-line-through-type="none" style:font-name="Noto Sans1" fo:font-family="'Noto Sans'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Vivid1-outline3" style:family="presentation" style:parent-style-name="Vivid1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1-outline4" style:family="presentation" style:parent-style-name="Vivid1-outline3">
      <style:paragraph-properties fo:margin-left="0cm" fo:margin-right="0cm" fo:margin-top="0cm" fo:margin-bottom="0.149cm" fo:text-indent="0cm"/>
      <style:text-properties fo:font-size="18pt" style:font-size-asian="24pt" style:font-size-complex="24pt"/>
    </style:style>
    <style:style style:name="Vivid1-outline5" style:family="presentation" style:parent-style-name="Vivid1-outline4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6" style:family="presentation" style:parent-style-name="Vivid1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7" style:family="presentation" style:parent-style-name="Vivid1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8" style:family="presentation" style:parent-style-name="Vivid1-outline7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-outline9" style:family="presentation" style:parent-style-name="Vivid1-outline8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465a4" loext:opacity="100%" style:text-outline="false" style:text-line-through-style="none" style:text-line-through-type="none" style:font-name="Noto Sans1" fo:font-family="'Noto Sans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Noto Sans4" fo:font-family="'Noto Sans'" style:font-style-name="Ligera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none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Noto Sans1" fo:font-family="'Noto Sans'" style:font-pitch="variable" fo:font-size="24pt" style:letter-kerning="true" style:font-size-asian="24pt" style:font-size-complex="24pt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2" fo:font-family="'Noto Sans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false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loext:opacity="0%" style:text-outline="false" style:text-line-through-style="none" style:text-line-through-type="none" style:font-name="Noto Sans1" fo:font-family="'Noto Sans'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Vivid2-outline3" style:family="presentation" style:parent-style-name="Vivid2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2-outline4" style:family="presentation" style:parent-style-name="Vivid2-outline3">
      <style:paragraph-properties fo:margin-left="0cm" fo:margin-right="0cm" fo:margin-top="0cm" fo:margin-bottom="0.149cm" fo:text-indent="0cm"/>
      <style:text-properties fo:font-size="18pt" style:font-size-asian="24pt" style:font-size-complex="24pt"/>
    </style:style>
    <style:style style:name="Vivid2-outline5" style:family="presentation" style:parent-style-name="Vivid2-outline4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6" style:family="presentation" style:parent-style-name="Vivid2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7" style:family="presentation" style:parent-style-name="Vivid2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8" style:family="presentation" style:parent-style-name="Vivid2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2-outline9" style:family="presentation" style:parent-style-name="Vivid2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9eda" loext:opacity="100%" style:text-outline="false" style:text-line-through-style="none" style:text-line-through-type="none" style:font-name="Noto Sans3" fo:font-family="'Noto Sans'" style:font-style-name="Negra" style:font-pitch="variable" fo:font-size="40pt" fo:font-style="normal" fo:text-shadow="none" style:text-underline-style="none" fo:font-weight="900" style:letter-kerning="true" style:font-size-asian="40pt" style:font-style-asian="normal" style:font-weight-asian="900" style:font-size-complex="40pt" style:font-style-complex="normal" style:font-weight-complex="900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false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loext:opacity="100%" style:text-outline="false" style:text-line-through-style="none" style:text-line-through-type="none" style:font-name="Noto Sans4" fo:font-family="'Noto Sans'" style:font-style-name="Ligera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draw:background-size="border" draw:fill="bitmap" style:repeat="stretch"/>
    </style:style>
    <style:style style:name="Mdp3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Accent_20_1">
      <style:graphic-properties fo:min-height="5.05cm" fo:min-width="27.8cm" draw:shadow-offset-y="-0.05cm"/>
    </style:style>
    <style:style style:name="Mgr4" style:family="graphic" style:parent-style-name="Accent_20_1">
      <style:graphic-properties fo:min-height="3cm" fo:min-width="28cm"/>
    </style:style>
    <style:style style:name="Mgr5" style:family="graphic" style:parent-style-name="Accent_20_1">
      <style:graphic-properties fo:min-height="0.3cm" fo:min-width="27.8cm"/>
    </style:style>
    <style:style style:name="Mgr6" style:family="graphic" style:parent-style-name="Accent_20_1">
      <style:graphic-properties draw:fill="hatch" draw:fill-color="#009eda" draw:fill-hatch-name="Hatching_20_6" draw:fill-hatch-solid="true" fo:min-height="0.05cm" fo:min-width="27.8cm" draw:shadow-offset-y="-0.03cm"/>
    </style:style>
    <style:style style:name="Mpr1" style:family="presentation" style:parent-style-name="Vivid-backgroundobjects">
      <style:graphic-properties draw:auto-grow-height="false" fo:min-height="1.449cm"/>
      <style:paragraph-properties style:writing-mode="lr-tb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Vivid1-backgroundobjects">
      <style:graphic-properties draw:auto-grow-height="false" fo:min-height="1.449cm"/>
      <style:paragraph-properties style:writing-mode="lr-tb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Vivid2-backgroundobjects">
      <style:graphic-properties draw:auto-grow-height="false" fo:min-height="1.449cm"/>
      <style:paragraph-properties style:writing-mode="lr-tb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style:paragraph-properties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style:paragraph-properties fo:text-align="end" style:writing-mode="lr-tb"/>
    </style:style>
    <style:style style:name="MP9" style:family="paragraph">
      <loext:graphic-properties draw:fill="hatch" draw:fill-color="#009eda" draw:fill-hatch-name="Hatching_20_6" draw:fill-hatch-solid="tru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text:span text:style-name="MT1"><text:s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text:span text:style-name="MT1"><text:s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text:span text:style-name="MT1"><text:s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text:span text:style-name="MT1"><text:s/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</style:handout-master>
    <style:master-page style:name="Vivid" style:page-layout-name="PM1" draw:style-name="Mdp1">
      <draw:custom-shape draw:style-name="Mgr3" draw:text-style-name="MP5" draw:layer="backgroundobjects" svg:width="28cm" svg:height="5.25cm" svg:x="0cm" svg:y="10.5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1" draw:text-style-name="MP6" draw:layer="backgroundobjects" svg:width="6.5cm" svg:height="1.25cm" svg:x="1.25cm" svg:y="14.25cm" presentation:class="date-time">
        <draw:text-box>
          <text:p text:style-name="MP6"><presentation:date-time/><text:s/></text:p>
        </draw:text-box>
      </draw:frame>
      <draw:frame presentation:style-name="Mpr1" draw:text-style-name="MP7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1" draw:text-style-name="MP8" draw:layer="backgroundobjects" svg:width="6.5cm" svg:height="1.25cm" svg:x="20cm" svg:y="14.25cm" presentation:class="page-number">
        <draw:text-box>
          <text:p text:style-name="MP8"><text:page-number>&lt;number&gt;</text:page-number><text:s/></text:p>
        </draw:text-box>
      </draw:frame>
      <draw:frame presentation:style-name="Vivid-title" draw:layer="backgroundobjects" svg:width="25cm" svg:height="9cm" svg:x="1.25cm" svg:y="0.75cm" presentation:class="title" presentation:placeholder="true">
        <draw:text-box/>
      </draw:frame>
      <draw:frame presentation:style-name="Vivid-outline1" draw:layer="backgroundobjects" svg:width="25cm" svg:height="3.25cm" svg:x="1.25cm" svg:y="10.75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  <style:master-page style:name="Vivid1" style:page-layout-name="PM1" draw:style-name="Mdp2">
      <draw:custom-shape draw:style-name="Mgr4" draw:text-style-name="MP5" draw:layer="backgroundobjects" svg:width="28cm" svg:height="3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1-title" draw:layer="backgroundobjects" svg:width="25cm" svg:height="2.75cm" svg:x="1.5cm" svg:y="0.25cm" presentation:class="title" presentation:placeholder="true">
        <draw:text-box/>
      </draw:frame>
      <draw:frame presentation:style-name="Vivid1-outline1" draw:layer="backgroundobjects" svg:width="25cm" svg:height="9.75cm" svg:x="1.5cm" svg:y="4cm" presentation:class="outline" presentation:placeholder="true">
        <draw:text-box/>
      </draw:frame>
      <draw:frame presentation:style-name="Mpr4" draw:text-style-name="MP6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4" draw:text-style-name="MP7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4" draw:text-style-name="MP8" draw:layer="backgroundobjects" svg:width="6.5cm" svg:height="1.25cm" svg:x="20cm" svg:y="14.25cm" presentation:class="page-number">
        <draw:text-box>
          <text:p text:style-name="MP8"><text:page-number>&lt;number&gt;</text:page-number><text:s/></text:p>
        </draw:text-box>
      </draw:frame>
      <presentation:notes style:page-layout-name="PM2"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  <style:master-page style:name="Vivid2" style:page-layout-name="PM1" draw:style-name="Mdp1">
      <office:forms form:automatic-focus="false" form:apply-design-mode="false"/>
      <draw:custom-shape draw:style-name="Mgr5" draw:text-style-name="MP5" draw:layer="backgroundobjects" svg:width="28cm" svg:height="0.5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2-title" draw:layer="backgroundobjects" svg:width="25cm" svg:height="2.75cm" svg:x="1.5cm" svg:y="0.75cm" presentation:class="title" presentation:placeholder="true">
        <draw:text-box/>
      </draw:frame>
      <draw:frame presentation:style-name="Vivid2-outline1" draw:layer="backgroundobjects" svg:width="25cm" svg:height="11.25cm" svg:x="1.5cm" svg:y="4cm" presentation:class="outline" presentation:placeholder="true">
        <draw:text-box/>
      </draw:frame>
      <draw:frame presentation:style-name="Mpr7" draw:text-style-name="MP6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7" draw:text-style-name="MP7" draw:layer="backgroundobjects" svg:width="9cm" svg:height="1.25cm" svg:x="9.5cm" svg:y="14.22cm" presentation:class="footer">
        <draw:text-box>
          <text:p text:style-name="MP7"><presentation:footer/><text:s/></text:p>
        </draw:text-box>
      </draw:frame>
      <draw:frame presentation:style-name="Mpr7" draw:text-style-name="MP8" draw:layer="backgroundobjects" svg:width="5.25cm" svg:height="1.25cm" svg:x="21.25cm" svg:y="14.25cm" presentation:class="page-number">
        <draw:text-box>
          <text:p text:style-name="MP8"><text:page-number>&lt;number&gt;</text:page-number><text:s/></text:p>
        </draw:text-box>
      </draw:frame>
      <draw:custom-shape draw:style-name="Mgr6" draw:text-style-name="MP9" draw:layer="backgroundobjects" svg:width="28cm" svg:height="0.25cm" svg:x="0cm" svg:y="15.5cm">
        <text:p/>
        <draw:enhanced-geometry svg:viewBox="0 0 21600 21600" draw:type="rectangle" draw:enhanced-path="M 0 0 L 21600 0 21600 21600 0 21600 0 0 Z N"/>
      </draw:custom-shape>
      <presentation:notes style:page-layout-name="PM2">
        <office:forms form:automatic-focus="false" form:apply-design-mode="false"/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9-11T10:45:59.417867941</meta:creation-date>
    <meta:editing-duration>PT36M53S</meta:editing-duration>
    <meta:editing-cycles>6</meta:editing-cycles>
    <meta:generator>LibreOffice/7.3.5.2$Linux_X86_64 LibreOffice_project/30$Build-2</meta:generator>
    <dc:title>Vivid</dc:title>
    <dc:date>2022-09-26T16:52:57.007450006</dc:date>
    <meta:document-statistic meta:object-count="164"/>
  </office:meta>
</office:document-meta>
</file>